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d338b"/>
    </style:style>
    <style:style style:name="P2" style:family="paragraph" style:parent-style-name="Standard">
      <style:text-properties officeooo:paragraph-rsid="000de84a"/>
    </style:style>
    <style:style style:name="T1" style:family="text">
      <style:text-properties officeooo:rsid="000d338b"/>
    </style:style>
    <style:style style:name="T2" style:family="text">
      <style:text-properties officeooo:rsid="000de84a"/>
    </style:style>
    <style:style style:name="T3" style:family="text">
      <style:text-properties officeooo:rsid="000e1fa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nalysing and monitoring network traffic is essential for ensuring network security. Since the amounts of data involved in this task are extraordinarily large, it can be hard to make effective use of them. Visualizations offer a solution: They give a compact representation of data to a human analyst who can use them to detect patterns in the network. An effective visualization of network traffic will make it easy to identify outliers while making clear </text:span><text:span text:style-name="T2">the</text:span><text:span text:style-name="T1"> general patterns of network usage, and </text:span><text:span text:style-name="T2">it</text:span><text:span text:style-name="T1"> will facilitate detection of intrusions and </text:span><text:span text:style-name="T2">of </text:span><text:span text:style-name="T1">malicious activity. </text:span></text:p>
      <text:p text:style-name="P1"><text:span text:style-name="T1">We present here an application which provides a framework for analysing network activity in an interactive and hollistic manner. </text:span><text:span text:style-name="T2">Time series data in the form of p</text:span><text:span text:style-name="T1">acket captures are processed in real-time, and simultaneously rendered in multiple interconnected visualizations. The user can switch between the available representations of the data and dynamically influence both the visualization's layout and the amount and structure of the data displayed. The software is designed to make it easy to spot </text:span><text:span text:style-name="T2">irregular activity and then to investigate it from multiple angles. </text:span></text:p>
      <text:p text:style-name="P2"><text:span text:style-name="T2">The framework developed here aims to provide an environment in which situational awareness can more effectively be obtained. It is therefore built to be easily extendable to fit the demands of the specific situation. New visualizations will in a natural way complement the existing ones: The underlying data processing engine provides a standard, or \texitit{normalised}, data basis which is shared by all displays.</text:span></text:p>
      <text:p text:style-name="P2"><text:span text:style-name="T2">The purpose of the tools presented in this paper is to help a human observer to make sense of what is happening in a given network. They emphasize exceptions, show comparisons, and try to answer a wide array of question in a concise and simple fashion. We want the user to generate good hypotheses in response to the visualized information. To achieve this, many aids are given to the user in order to avoid cluttering displays with irrelevant data. </text:span><text:span text:style-name="T3">In particular,</text:span><text:span text:style-name="T2"> </text:span><text:span text:style-name="T3">we</text:span><text:span text:style-name="T2"> have implemented a powerful filtering system which can be dynamically adjusted in response to changing situ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minik </meta:initial-creator>
    <meta:creation-date>2013-05-21T21:05:06</meta:creation-date>
    <dc:date>2013-05-21T21:37:25</dc:date>
    <dc:creator>Dominik </dc:creator>
    <meta:editing-duration>PT1M58S</meta:editing-duration>
    <meta:editing-cycles>1</meta:editing-cycles>
    <meta:document-statistic meta:table-count="0" meta:image-count="0" meta:object-count="0" meta:page-count="1" meta:paragraph-count="4" meta:word-count="338" meta:character-count="2140" meta:non-whitespace-character-count="1804"/>
    <meta:generator>LibreOffice/3.6$Linux_X86_64 LibreOffice_project/360m1$Build-2</meta:generator>
  </office:meta>
</office:document-meta>
</file>